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1" fo:font-size="8pt" fo:font-style="normal" fo:text-shadow="none" style:text-underline-style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imes New Roman1" fo:font-size="8pt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position="0% 100%" style:font-name="Times New Roman" fo:font-size="10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5" table:default-cell-style-name="ce4"/>
        <table:table-column table:style-name="co1" table:default-cell-style-name="ce7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<text:s/>времени</text:p>
          </table:table-cell>
          <table:table-cell table:style-name="ce5" office:value-type="string">
            <text:p>Идеологи, <text:s/>философы- идеалисты</text:p>
          </table:table-cell>
          <table:table-cell table:style-name="ce6" office:value-type="string">
            <text:p>Философствующие обыватели</text:p>
          </table:table-cell>
          <table:table-cell table:style-name="ce6" office:value-type="string">
            <text:p>Философствующие колдуны и ведьмы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Время</text:p>
          </table:table-cell>
          <table:table-cell table:style-name="ce3" office:value-type="string">
            <text:p>Философия времени <text:s/><text:span text:style-name="T1">хронология, хронометрия, естественная и социальная истории</text:span></text:p>
          </table:table-cell>
          <table:table-cell office:value-type="string">
            <text:p>Идеальное (сакральное) время <text:span text:style-name="T3">Исторические и культурные даты, праздники, <text:s/>юбилеи и годовщины как разметка времени</text:span><text:span text:style-name="T4">. <text:s/></text:span></text:p>
          </table:table-cell>
          <table:table-cell office:value-type="string">
            <text:p>Бытовое время <text:s text:c="2"/><text:span text:style-name="T3">утро, день вечер, сегодня -завтра, давно и вчера, на той неделе и в прошлом году. Рабочее время и время отдыха</text:span></text:p>
          </table:table-cell>
          <table:table-cell office:value-type="string">
            <text:p>Магическое время <text:s/><text:span text:style-name="T7">в</text:span><text:span text:style-name="T8">ремя колдовства, трансформированное время (будущее-прошлое), предсказания, прозрения и видение прошлог</text:span><text:span text:style-name="T9">о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времен, дух времени и ценности времени <text:s text:c="3"/><text:span text:style-name="T2">ритм, музыка</text:span></text:p>
          </table:table-cell>
          <table:table-cell table:style-name="ce3" office:value-type="string">
            <text:p>Идеалистическая философия <text:span text:style-name="T5">литературная и художественная критики, искусствознание</text:span></text:p>
          </table:table-cell>
          <table:table-cell office:value-type="string">
            <text:p>Бытовые идеи и <text:s/>ценности <text:s text:c="3"/><text:span text:style-name="T3">пожрать, поспать, развлечься, выпить и закусить, покурить и вмазать <text:s/>. Бытовая мораль</text:span></text:p>
          </table:table-cell>
          <table:table-cell office:value-type="string">
            <text:p>Мистические и магические идеи и ценности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нформационная реальность</text:p>
          </table:table-cell>
          <table:table-cell office:value-type="string">
            <text:p>Информация о времени <text:s text:c="8"/><text:span text:style-name="T2">точное время, поясное время, времена года- сезоны</text:span></text:p>
          </table:table-cell>
          <table:table-cell office:value-type="string">
            <text:p>Информация о идеях и ценностях</text:p>
          </table:table-cell>
          <table:table-cell office:value-type="string">
            <text:p>Бытовая информация <text:s text:c="2"/><text:span text:style-name="T3">слухи, сплетни, истории из жизни звезд, анекдоты.</text:span><text:span text:style-name="T6"> </text:span></text:p>
          </table:table-cell>
          <table:table-cell office:value-type="string">
            <text:p>Информация о мистической реальности <text:span text:style-name="T2">гороскопы, тайные знаки, приметы шифрованные тексты и пр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ытовая реальность</text:p>
          </table:table-cell>
          <table:table-cell office:value-type="string">
            <text:p>Быт во времени <text:span text:style-name="T3">временные затраты на работу, на отдых, на развлечение, на сон и прочее</text:span></text:p>
          </table:table-cell>
          <table:table-cell office:value-type="string">
            <text:p>Идеологический быт <text:s text:c="17"/><text:span text:style-name="T3">походы в церковь или к святым местам, <text:s/>посиделки <text:s/>обсуждением судеб родины</text:span></text:p>
          </table:table-cell>
          <table:table-cell table:style-name="ce3" office:value-type="string">
            <text:p>Обывательская философия</text:p>
          </table:table-cell>
          <table:table-cell office:value-type="string">
            <text:p>Мистически-магический быт <text:s/><text:span text:style-name="T3">исполнение магических обрядов вроде «плюнь через левое плечо», номера на машины с мистическими наборами цифр и прочее отслеживание при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истическая реальность</text:p>
          </table:table-cell>
          <table:table-cell office:value-type="string">
            <text:p>Мистика и магия времени <text:span text:style-name="T2">воздействие на время, путешествия в прошлое и будущее</text:span></text:p>
          </table:table-cell>
          <table:table-cell office:value-type="string">
            <text:p>Идеологическая мистика и магия <text:span text:style-name="T3">черная и белая магии, злое и доброе колдовство, мистическая борьба добра и зла, инь и янь.</text:span></text:p>
          </table:table-cell>
          <table:table-cell office:value-type="string">
            <text:p>Бытовая мистика и магия <text:s text:c="8"/><text:span text:style-name="T3">заговоры, приметы, магические запреты на бытовые действия</text:span></text:p>
          </table:table-cell>
          <table:table-cell table:style-name="ce3" office:value-type="string">
            <text:p>Философия мистики и магии</text:p>
          </table:table-cell>
          <table:table-cell table:number-columns-repeated="242"/>
        </table:table-row>
        <table:table-row table:style-name="ro1" table:number-rows-repeated="65529">
          <table:table-cell table:number-columns-repeated="247"/>
        </table:table-row>
        <table:table-row table:style-name="ro1"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1:37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33:37</meta:creation-date>
    <dc:creator>simon kordonsky</dc:creator>
    <dc:date>2009-08-23T11:37:33</dc:date>
    <dc:language>ru-RU</dc:language>
    <meta:editing-cycles>2</meta:editing-cycles>
    <meta:editing-duration>PT2M51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